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Test.stopReconnectingOnASocketAndKeepToReconnectOnA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nnectionTest.notReconnectWhenForc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connectTo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reconnect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receiveBinaryDataWith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sendEventsWithByteArraysInThe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nectionTest.fireReconnectEventsOn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sendBinaryDataMixedWith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nectionTest.startTwoConnectionsWithSamePathAndDifferentQuery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Test.sendBinary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nection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nectionTest.emitDat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sendAndGetBinary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nectionTest.emitDateIn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fireReconnectingWithAttemptsNumberWhenReconnecting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Test.attemptReconnectsAfterAFailed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nectionTest.reconnect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Test.reconnectAfterStoppingR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nectionTest.connectToNamespaceAfterConnectionGet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connectWhileDisconnectingAnother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nectionTest.startTwoConnectionsWithSam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nectionTest.tryToReconnectTwiceAndFailWithIncorrec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stopReconnectingWhenForce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nectionTest.reconnectAutomaticallyAfterReconnecting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receiveUTF8MultibyteCharac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nectionTest.connectToNamespaceAfterConnectionEstabl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nectionTest.workWithAc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nnectionTest.workWith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nectionTest.reconnectDelayShouldIncreaseEvery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nnectionTest.notTryToReconnectWithIncorrectPortWhenReconnecti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nectionTest.receiveDateWith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nectionTest.tryToReconnectTwiceAndFailWithImmediat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